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officeooo:rsid="000c3fdc" officeooo:paragraph-rsid="000c3fdc" style:font-weight-asian="normal" style:font-weight-complex="normal"/>
    </style:style>
    <style:style style:name="P2" style:family="paragraph" style:parent-style-name="Standard">
      <style:text-properties fo:font-weight="normal" officeooo:rsid="000de3a3" officeooo:paragraph-rsid="000de3a3" style:font-weight-asian="normal" style:font-weight-complex="normal"/>
    </style:style>
    <style:style style:name="P3" style:family="paragraph" style:parent-style-name="Standard">
      <style:text-properties fo:font-weight="normal" officeooo:rsid="0035cb2b" officeooo:paragraph-rsid="0033f8fa" style:font-weight-asian="normal" style:font-weight-complex="normal"/>
    </style:style>
    <style:style style:name="P4" style:family="paragraph" style:parent-style-name="Standard">
      <style:paragraph-properties fo:text-align="center" style:justify-single-word="false"/>
      <style:text-properties fo:font-weight="bold" officeooo:rsid="000c3fdc" officeooo:paragraph-rsid="000c3fdc" style:font-weight-asian="bold" style:font-weight-complex="bold"/>
    </style:style>
    <style:style style:name="P5" style:family="paragraph" style:parent-style-name="Standard">
      <style:text-properties fo:font-weight="bold" officeooo:rsid="000c3fdc" officeooo:paragraph-rsid="0011901d" style:font-weight-asian="bold" style:font-weight-complex="bold"/>
    </style:style>
    <style:style style:name="P6" style:family="paragraph" style:parent-style-name="Standard">
      <style:text-properties fo:font-weight="bold" officeooo:rsid="002201b3" officeooo:paragraph-rsid="002201b3" style:font-weight-asian="bold" style:font-weight-complex="bold"/>
    </style:style>
    <style:style style:name="P7" style:family="paragraph" style:parent-style-name="Standard">
      <style:text-properties fo:font-weight="bold" officeooo:rsid="002201b3" officeooo:paragraph-rsid="000c3fdc" style:font-weight-asian="bold" style:font-weight-complex="bold"/>
    </style:style>
    <style:style style:name="P8" style:family="paragraph" style:parent-style-name="Standard">
      <style:text-properties fo:font-weight="bold" officeooo:rsid="0011901d" officeooo:paragraph-rsid="002765eb" style:font-weight-asian="bold" style:font-weight-complex="bold"/>
    </style:style>
    <style:style style:name="P9" style:family="paragraph" style:parent-style-name="Standard">
      <style:text-properties style:use-window-font-color="true" style:text-position="0% 100%" fo:font-weight="normal" officeooo:rsid="001665de" officeooo:paragraph-rsid="0028de01" style:font-weight-asian="normal" style:font-weight-complex="normal"/>
    </style:style>
    <style:style style:name="P10" style:family="paragraph" style:parent-style-name="Standard">
      <style:text-properties style:use-window-font-color="true" style:text-position="0% 100%" fo:font-weight="bold" officeooo:rsid="001665de" officeooo:paragraph-rsid="0066f35d" style:font-weight-asian="bold" style:font-weight-complex="bold"/>
    </style:style>
    <style:style style:name="P11" style:family="paragraph" style:parent-style-name="Standard" style:list-style-name="L1">
      <style:text-properties officeooo:paragraph-rsid="0057f487"/>
    </style:style>
    <style:style style:name="P12" style:family="paragraph" style:parent-style-name="Standard" style:list-style-name="L1">
      <style:text-properties officeooo:paragraph-rsid="0032d882"/>
    </style:style>
    <style:style style:name="P13" style:family="paragraph" style:parent-style-name="Standard" style:list-style-name="L1">
      <style:text-properties officeooo:paragraph-rsid="0035cb2b"/>
    </style:style>
    <style:style style:name="P14" style:family="paragraph" style:parent-style-name="Standard" style:list-style-name="L1">
      <style:text-properties fo:font-weight="normal" officeooo:rsid="0011901d" officeooo:paragraph-rsid="0057f487" style:font-weight-asian="normal" style:font-weight-complex="normal"/>
    </style:style>
    <style:style style:name="P15" style:family="paragraph" style:parent-style-name="Standard" style:list-style-name="L2">
      <style:text-properties fo:font-weight="normal" officeooo:rsid="0011901d" officeooo:paragraph-rsid="002201b3" style:font-weight-asian="normal" style:font-weight-complex="normal"/>
    </style:style>
    <style:style style:name="P16" style:family="paragraph" style:parent-style-name="Standard" style:list-style-name="L2">
      <style:text-properties fo:font-weight="normal" officeooo:rsid="002201b3" officeooo:paragraph-rsid="002201b3" style:font-weight-asian="normal" style:font-weight-complex="normal"/>
    </style:style>
    <style:style style:name="P17" style:family="paragraph" style:parent-style-name="Standard" style:list-style-name="L3">
      <style:text-properties fo:font-weight="normal" officeooo:rsid="001280d6" officeooo:paragraph-rsid="002201b3" style:font-weight-asian="normal" style:font-weight-complex="normal"/>
    </style:style>
    <style:style style:name="P18" style:family="paragraph" style:parent-style-name="Standard" style:list-style-name="L3">
      <style:text-properties fo:font-weight="normal" officeooo:rsid="002631b0" officeooo:paragraph-rsid="002765eb" style:font-weight-asian="normal" style:font-weight-complex="normal"/>
    </style:style>
    <style:style style:name="P19" style:family="paragraph" style:parent-style-name="Standard" style:list-style-name="L3">
      <style:text-properties fo:font-weight="normal" officeooo:rsid="00147b5e" officeooo:paragraph-rsid="0028de01" style:font-weight-asian="normal" style:font-weight-complex="normal"/>
    </style:style>
    <style:style style:name="P20" style:family="paragraph" style:parent-style-name="Standard" style:list-style-name="L3">
      <style:text-properties fo:font-weight="normal" officeooo:rsid="001665de" officeooo:paragraph-rsid="0028de01" style:font-weight-asian="normal" style:font-weight-complex="normal"/>
    </style:style>
    <style:style style:name="P21" style:family="paragraph" style:parent-style-name="Standard" style:list-style-name="L1">
      <style:text-properties style:font-name="DejaVu Sans Mono" fo:font-size="10pt" officeooo:paragraph-rsid="0033f8fa" style:font-size-asian="10pt" style:font-size-complex="10pt"/>
    </style:style>
    <style:style style:name="P22" style:family="paragraph" style:parent-style-name="Standard" style:list-style-name="L1">
      <style:text-properties style:font-name="DejaVu Sans Mono" fo:font-size="10pt" officeooo:paragraph-rsid="0035cb2b" style:font-size-asian="10pt" style:font-size-complex="10pt"/>
    </style:style>
    <style:style style:name="P23" style:family="paragraph" style:parent-style-name="Standard" style:list-style-name="L1">
      <style:text-properties style:font-name="DejaVu Sans Mono" fo:font-size="10pt" fo:font-weight="normal" officeooo:rsid="00344b00" officeooo:paragraph-rsid="0033f8fa" style:font-size-asian="10pt" style:font-weight-asian="normal" style:font-size-complex="10pt" style:font-weight-complex="normal"/>
    </style:style>
    <style:style style:name="P24" style:family="paragraph" style:parent-style-name="Standard" style:list-style-name="L1">
      <style:text-properties style:font-name="DejaVu Sans Mono" fo:font-size="10pt" fo:font-weight="normal" officeooo:rsid="00344b00" officeooo:paragraph-rsid="0035cb2b" style:font-size-asian="10pt" style:font-weight-asian="normal" style:font-size-complex="10pt" style:font-weight-complex="normal"/>
    </style:style>
    <style:style style:name="P25" style:family="paragraph" style:parent-style-name="Standard" style:list-style-name="L1">
      <style:text-properties style:font-name="DejaVu Sans Mono" fo:font-size="10pt" fo:font-weight="normal" officeooo:rsid="0035cb2b" officeooo:paragraph-rsid="0033f8fa" style:font-size-asian="10pt" style:font-weight-asian="normal" style:font-size-complex="10pt" style:font-weight-complex="normal"/>
    </style:style>
    <style:style style:name="P26" style:family="paragraph" style:parent-style-name="Standard" style:list-style-name="L2">
      <style:text-properties officeooo:paragraph-rsid="002201b3"/>
    </style:style>
    <style:style style:name="P27" style:family="paragraph" style:parent-style-name="Standard" style:list-style-name="L2">
      <style:text-properties officeooo:paragraph-rsid="00241b10"/>
    </style:style>
    <style:style style:name="P28" style:family="paragraph" style:parent-style-name="Standard" style:list-style-name="L3">
      <style:text-properties officeooo:paragraph-rsid="002789ea"/>
    </style:style>
    <style:style style:name="P29" style:family="paragraph" style:parent-style-name="Standard" style:list-style-name="L3">
      <style:text-properties officeooo:paragraph-rsid="002201b3"/>
    </style:style>
    <style:style style:name="P30" style:family="paragraph" style:parent-style-name="Standard" style:list-style-name="L3">
      <style:text-properties officeooo:paragraph-rsid="002765eb"/>
    </style:style>
    <style:style style:name="P31" style:family="paragraph" style:parent-style-name="Standard" style:list-style-name="L3">
      <style:text-properties officeooo:paragraph-rsid="002b8297"/>
    </style:style>
    <style:style style:name="P32" style:family="paragraph" style:parent-style-name="Standard" style:list-style-name="L3">
      <style:text-properties fo:font-weight="bold" officeooo:rsid="002631b0" officeooo:paragraph-rsid="002765eb" style:font-weight-asian="bold" style:font-weight-complex="bold"/>
    </style:style>
    <style:style style:name="P33" style:family="paragraph" style:parent-style-name="Standard">
      <style:text-properties fo:font-weight="bold" officeooo:paragraph-rsid="007295fb" style:font-weight-asian="bold" style:font-weight-complex="bold"/>
    </style:style>
    <style:style style:name="P34" style:family="paragraph" style:parent-style-name="Standard" style:list-style-name="L3">
      <style:paragraph-properties fo:text-align="start" style:justify-single-word="false"/>
      <style:text-properties style:use-window-font-color="true" style:text-position="0% 100%" officeooo:paragraph-rsid="002789ea"/>
    </style:style>
    <style:style style:name="P35" style:family="paragraph" style:parent-style-name="Standard" style:list-style-name="L3">
      <style:text-properties style:use-window-font-color="true" style:text-position="0% 100%" officeooo:paragraph-rsid="002841ba"/>
    </style:style>
    <style:style style:name="P36" style:family="paragraph" style:parent-style-name="Standard" style:list-style-name="L3">
      <style:text-properties style:use-window-font-color="true" style:text-position="0% 100%" officeooo:paragraph-rsid="00285fa8"/>
    </style:style>
    <style:style style:name="P37" style:family="paragraph" style:parent-style-name="Standard" style:list-style-name="L3">
      <style:text-properties style:use-window-font-color="true" style:text-position="0% 100%" officeooo:rsid="00285fa8" officeooo:paragraph-rsid="00285fa8"/>
    </style:style>
    <style:style style:name="P38" style:family="paragraph" style:parent-style-name="Standard" style:list-style-name="L3">
      <style:text-properties style:use-window-font-color="true" style:text-position="0% 100%" officeooo:rsid="00285fa8" officeooo:paragraph-rsid="0053b29b"/>
    </style:style>
    <style:style style:name="P39" style:family="paragraph" style:parent-style-name="Standard" style:list-style-name="L3">
      <style:text-properties style:use-window-font-color="true" style:text-position="0% 100%" officeooo:rsid="0052fcbb" officeooo:paragraph-rsid="0052fcbb"/>
    </style:style>
    <style:style style:name="P40" style:family="paragraph" style:parent-style-name="Standard" style:list-style-name="L3">
      <style:text-properties style:use-window-font-color="true" style:text-position="0% 100%" officeooo:rsid="00529202" officeooo:paragraph-rsid="00529202"/>
    </style:style>
    <style:style style:name="P41" style:family="paragraph" style:parent-style-name="Standard" style:list-style-name="L3">
      <style:text-properties style:use-window-font-color="true" style:text-position="0% 100%" fo:font-weight="normal" officeooo:rsid="001665de" officeooo:paragraph-rsid="0028de01" style:font-weight-asian="normal" style:font-weight-complex="normal"/>
    </style:style>
    <style:style style:name="P42" style:family="paragraph" style:parent-style-name="Standard" style:list-style-name="L3">
      <style:paragraph-properties fo:text-align="start" style:justify-single-word="false"/>
      <style:text-properties officeooo:paragraph-rsid="0031bf51"/>
    </style:style>
    <style:style style:name="P43" style:family="paragraph" style:parent-style-name="Standard" style:list-style-name="L3">
      <style:paragraph-properties fo:text-align="start" style:justify-single-word="false"/>
      <style:text-properties officeooo:paragraph-rsid="004ac4cb"/>
    </style:style>
    <style:style style:name="P44" style:family="paragraph" style:parent-style-name="Standard" style:list-style-name="L4">
      <style:text-properties officeooo:paragraph-rsid="005d0313"/>
    </style:style>
    <style:style style:name="P45" style:family="paragraph" style:parent-style-name="Standard" style:list-style-name="L4">
      <style:text-properties officeooo:paragraph-rsid="005e34a0"/>
    </style:style>
    <style:style style:name="P46" style:family="paragraph" style:parent-style-name="Standard" style:list-style-name="L4">
      <style:text-properties officeooo:paragraph-rsid="0064cad0"/>
    </style:style>
    <style:style style:name="P47" style:family="paragraph" style:parent-style-name="Standard" style:list-style-name="L4">
      <style:text-properties officeooo:paragraph-rsid="006cd7d2"/>
    </style:style>
    <style:style style:name="P48" style:family="paragraph" style:parent-style-name="Standard" style:list-style-name="L4">
      <style:text-properties officeooo:paragraph-rsid="00703c23"/>
    </style:style>
    <style:style style:name="P49" style:family="paragraph" style:parent-style-name="Standard">
      <style:text-properties officeooo:paragraph-rsid="00703c23"/>
    </style:style>
    <style:style style:name="P50" style:family="paragraph" style:parent-style-name="Standard" style:list-style-name="L6">
      <style:text-properties officeooo:rsid="00056d77" officeooo:paragraph-rsid="007295fb"/>
    </style:style>
    <style:style style:name="P51" style:family="paragraph" style:parent-style-name="Standard" style:list-style-name="L7">
      <style:text-properties officeooo:rsid="00056d77" officeooo:paragraph-rsid="007295fb"/>
    </style:style>
    <style:style style:name="P52" style:family="paragraph" style:parent-style-name="Table_20_Contents" style:list-style-name="L3">
      <style:paragraph-properties fo:text-align="start" style:justify-single-word="false"/>
      <style:text-properties style:use-window-font-color="true" style:text-position="0% 100%" officeooo:paragraph-rsid="002765eb"/>
    </style:style>
    <style:style style:name="P53" style:family="paragraph" style:parent-style-name="Table_20_Contents" style:list-style-name="L3">
      <style:paragraph-properties fo:text-align="start" style:justify-single-word="false"/>
      <style:text-properties style:use-window-font-color="true" style:text-position="0% 100%" officeooo:rsid="002631b0" officeooo:paragraph-rsid="002765eb"/>
    </style:style>
    <style:style style:name="P54" style:family="paragraph" style:parent-style-name="Table_20_Contents" style:list-style-name="L3">
      <style:paragraph-properties fo:text-align="start" style:justify-single-word="false"/>
      <style:text-properties style:use-window-font-color="true" style:text-position="0% 100%" fo:font-weight="normal" officeooo:rsid="002631b0" officeooo:paragraph-rsid="002765eb" style:font-weight-asian="normal" style:font-weight-complex="normal"/>
    </style:style>
    <style:style style:name="P55" style:family="paragraph" style:parent-style-name="Table_20_Contents" style:list-style-name="L3">
      <style:paragraph-properties fo:text-align="start" style:justify-single-word="false"/>
      <style:text-properties style:use-window-font-color="true" style:text-position="0% 100%" fo:font-weight="normal" officeooo:rsid="003df7af" officeooo:paragraph-rsid="003df7af" style:font-weight-asian="normal" style:font-weight-complex="normal"/>
    </style:style>
    <style:style style:name="P56" style:family="paragraph" style:parent-style-name="Table_20_Contents" style:list-style-name="L3">
      <style:paragraph-properties fo:text-align="start" style:justify-single-word="false"/>
      <style:text-properties style:use-window-font-color="true" style:text-position="0% 100%" fo:font-weight="normal" officeooo:rsid="002789ea" officeooo:paragraph-rsid="003ec3ec" style:font-weight-asian="normal" style:font-weight-complex="normal"/>
    </style:style>
    <style:style style:name="P57" style:family="paragraph" style:parent-style-name="Table_20_Contents" style:list-style-name="L3">
      <style:paragraph-properties fo:text-align="start" style:justify-single-word="false"/>
      <style:text-properties style:use-window-font-color="true" style:text-position="0% 100%" fo:font-weight="normal" officeooo:rsid="002789ea" officeooo:paragraph-rsid="00407063" style:font-weight-asian="normal" style:font-weight-complex="normal"/>
    </style:style>
    <style:style style:name="P58" style:family="paragraph" style:parent-style-name="Table_20_Contents" style:list-style-name="L3">
      <style:paragraph-properties fo:text-align="start" style:justify-single-word="false"/>
      <style:text-properties style:use-window-font-color="true" style:text-position="0% 100%" fo:font-weight="normal" officeooo:rsid="002789ea" officeooo:paragraph-rsid="004069c6" style:font-weight-asian="normal" style:font-weight-complex="normal"/>
    </style:style>
    <style:style style:name="P59" style:family="paragraph" style:parent-style-name="Table_20_Contents" style:list-style-name="L3">
      <style:paragraph-properties fo:text-align="start" style:justify-single-word="false"/>
      <style:text-properties style:use-window-font-color="true" style:text-position="0% 100%" fo:font-weight="bold" officeooo:rsid="002789ea" officeooo:paragraph-rsid="002789ea" style:font-weight-asian="bold" style:font-weight-complex="bold"/>
    </style:style>
    <style:style style:name="T1" style:family="text">
      <style:text-properties fo:font-weight="normal" officeooo:rsid="000c3fdc" style:font-weight-asian="normal" style:font-weight-complex="normal"/>
    </style:style>
    <style:style style:name="T2" style:family="text">
      <style:text-properties fo:font-weight="normal" officeooo:rsid="000de3a3" style:font-weight-asian="normal" style:font-weight-complex="normal"/>
    </style:style>
    <style:style style:name="T3" style:family="text">
      <style:text-properties fo:font-weight="normal" officeooo:rsid="000f823c" style:font-weight-asian="normal" style:font-weight-complex="normal"/>
    </style:style>
    <style:style style:name="T4" style:family="text">
      <style:text-properties fo:font-weight="normal" officeooo:rsid="000fe84d" style:font-weight-asian="normal" style:font-weight-complex="normal"/>
    </style:style>
    <style:style style:name="T5" style:family="text">
      <style:text-properties fo:font-weight="normal" officeooo:rsid="00101f2e" style:font-weight-asian="normal" style:font-weight-complex="normal"/>
    </style:style>
    <style:style style:name="T6" style:family="text">
      <style:text-properties fo:font-weight="normal" officeooo:rsid="0011901d" style:font-weight-asian="normal" style:font-weight-complex="normal"/>
    </style:style>
    <style:style style:name="T7" style:family="text">
      <style:text-properties fo:font-weight="normal" officeooo:rsid="001280d6" style:font-weight-asian="normal" style:font-weight-complex="normal"/>
    </style:style>
    <style:style style:name="T8" style:family="text">
      <style:text-properties fo:font-weight="normal" officeooo:rsid="0014a1f0" style:font-weight-asian="normal" style:font-weight-complex="normal"/>
    </style:style>
    <style:style style:name="T9" style:family="text">
      <style:text-properties fo:font-weight="normal" officeooo:rsid="0019654f" style:font-weight-asian="normal" style:font-weight-complex="normal"/>
    </style:style>
    <style:style style:name="T10" style:family="text">
      <style:text-properties fo:font-weight="normal" officeooo:rsid="001fb665" style:font-weight-asian="normal" style:font-weight-complex="normal"/>
    </style:style>
    <style:style style:name="T11" style:family="text">
      <style:text-properties fo:font-weight="normal" officeooo:rsid="002201b3" style:font-weight-asian="normal" style:font-weight-complex="normal"/>
    </style:style>
    <style:style style:name="T12" style:family="text">
      <style:text-properties fo:font-weight="normal" officeooo:rsid="00241b10" style:font-weight-asian="normal" style:font-weight-complex="normal"/>
    </style:style>
    <style:style style:name="T13" style:family="text">
      <style:text-properties fo:font-weight="normal" officeooo:rsid="00248b86" style:font-weight-asian="normal" style:font-weight-complex="normal"/>
    </style:style>
    <style:style style:name="T14" style:family="text">
      <style:text-properties fo:font-weight="normal" officeooo:rsid="002631b0" style:font-weight-asian="normal" style:font-weight-complex="normal"/>
    </style:style>
    <style:style style:name="T15" style:family="text">
      <style:text-properties fo:font-weight="normal" officeooo:rsid="002789ea" style:font-weight-asian="normal" style:font-weight-complex="normal"/>
    </style:style>
    <style:style style:name="T16" style:family="text">
      <style:text-properties fo:font-weight="normal" officeooo:rsid="002b8297" style:font-weight-asian="normal" style:font-weight-complex="normal"/>
    </style:style>
    <style:style style:name="T17" style:family="text">
      <style:text-properties fo:font-weight="normal" officeooo:rsid="002d0132" style:font-weight-asian="normal" style:font-weight-complex="normal"/>
    </style:style>
    <style:style style:name="T18" style:family="text">
      <style:text-properties fo:font-weight="normal" officeooo:rsid="00301c46" style:font-weight-asian="normal" style:font-weight-complex="normal"/>
    </style:style>
    <style:style style:name="T19" style:family="text">
      <style:text-properties fo:font-weight="normal" officeooo:rsid="0032d882" style:font-weight-asian="normal" style:font-weight-complex="normal"/>
    </style:style>
    <style:style style:name="T20" style:family="text">
      <style:text-properties fo:font-weight="normal" officeooo:rsid="0033f8fa" style:font-weight-asian="normal" style:font-weight-complex="normal"/>
    </style:style>
    <style:style style:name="T21" style:family="text">
      <style:text-properties fo:font-weight="normal" officeooo:rsid="00344b00" style:font-weight-asian="normal" style:font-weight-complex="normal"/>
    </style:style>
    <style:style style:name="T22" style:family="text">
      <style:text-properties fo:font-weight="normal" officeooo:rsid="0035cb2b" style:font-weight-asian="normal" style:font-weight-complex="normal"/>
    </style:style>
    <style:style style:name="T23" style:family="text">
      <style:text-properties fo:font-weight="normal" officeooo:rsid="00367bb0" style:font-weight-asian="normal" style:font-weight-complex="normal"/>
    </style:style>
    <style:style style:name="T24" style:family="text">
      <style:text-properties fo:font-weight="normal" officeooo:rsid="003733ce" style:font-weight-asian="normal" style:font-weight-complex="normal"/>
    </style:style>
    <style:style style:name="T25" style:family="text">
      <style:text-properties fo:font-weight="normal" officeooo:rsid="00398d5f" style:font-weight-asian="normal" style:font-weight-complex="normal"/>
    </style:style>
    <style:style style:name="T26" style:family="text">
      <style:text-properties fo:font-weight="normal" officeooo:rsid="003c7c09" style:font-weight-asian="normal" style:font-weight-complex="normal"/>
    </style:style>
    <style:style style:name="T27" style:family="text">
      <style:text-properties fo:font-weight="normal" officeooo:rsid="0048f2e6" style:font-weight-asian="normal" style:font-weight-complex="normal"/>
    </style:style>
    <style:style style:name="T28" style:family="text">
      <style:text-properties fo:font-weight="normal" officeooo:rsid="004ac4cb" style:font-weight-asian="normal" style:font-weight-complex="normal"/>
    </style:style>
    <style:style style:name="T29" style:family="text">
      <style:text-properties fo:font-weight="normal" officeooo:rsid="004c9952" style:font-weight-asian="normal" style:font-weight-complex="normal"/>
    </style:style>
    <style:style style:name="T30" style:family="text">
      <style:text-properties fo:font-weight="normal" officeooo:rsid="00506af4" style:font-weight-asian="normal" style:font-weight-complex="normal"/>
    </style:style>
    <style:style style:name="T31" style:family="text">
      <style:text-properties fo:font-weight="normal" officeooo:rsid="0066f35d" style:font-weight-asian="normal" style:font-weight-complex="normal"/>
    </style:style>
    <style:style style:name="T32" style:family="text">
      <style:text-properties fo:font-weight="normal" officeooo:rsid="00344b00" fo:background-color="#ffff00" style:font-weight-asian="normal" style:font-weight-complex="normal"/>
    </style:style>
    <style:style style:name="T33" style:family="text">
      <style:text-properties fo:font-weight="normal" officeooo:rsid="0035cb2b" fo:background-color="#ffff00" style:font-weight-asian="normal" style:font-weight-complex="normal"/>
    </style:style>
    <style:style style:name="T34" style:family="text">
      <style:text-properties fo:font-weight="normal" officeooo:rsid="003733ce" fo:background-color="#ffff00" style:font-weight-asian="normal" style:font-weight-complex="normal"/>
    </style:style>
    <style:style style:name="T35" style:family="text">
      <style:text-properties fo:font-weight="normal" officeooo:rsid="0037acba" fo:background-color="#ffff00" style:font-weight-asian="normal" style:font-weight-complex="normal"/>
    </style:style>
    <style:style style:name="T36" style:family="text">
      <style:text-properties fo:font-weight="normal" officeooo:rsid="00344b00" fo:background-color="transparent" style:font-weight-asian="normal" style:font-weight-complex="normal"/>
    </style:style>
    <style:style style:name="T37" style:family="text">
      <style:text-properties fo:font-weight="normal" officeooo:rsid="003733ce" fo:background-color="transparent" style:font-weight-asian="normal" style:font-weight-complex="normal"/>
    </style:style>
    <style:style style:name="T38" style:family="text">
      <style:text-properties fo:font-weight="normal" officeooo:rsid="0035cb2b" fo:background-color="transparent" style:font-weight-asian="normal" style:font-weight-complex="normal"/>
    </style:style>
    <style:style style:name="T39" style:family="text">
      <style:text-properties officeooo:rsid="000de3a3"/>
    </style:style>
    <style:style style:name="T40" style:family="text">
      <style:text-properties style:text-position="super 58%" fo:font-weight="normal" officeooo:rsid="002631b0" style:font-weight-asian="normal" style:font-weight-complex="normal"/>
    </style:style>
    <style:style style:name="T41" style:family="text">
      <style:text-properties officeooo:rsid="003d1350"/>
    </style:style>
    <style:style style:name="T42" style:family="text">
      <style:text-properties officeooo:rsid="002789ea"/>
    </style:style>
    <style:style style:name="T43" style:family="text">
      <style:text-properties officeooo:rsid="002841ba"/>
    </style:style>
    <style:style style:name="T44" style:family="text">
      <style:text-properties officeooo:rsid="00285fa8"/>
    </style:style>
    <style:style style:name="T45" style:family="text">
      <style:text-properties officeooo:rsid="0028de01"/>
    </style:style>
    <style:style style:name="T46" style:family="text">
      <style:text-properties style:use-window-font-color="true" style:text-position="0% 100%" fo:font-weight="normal" officeooo:rsid="005d0313" style:font-weight-asian="normal" style:font-weight-complex="normal"/>
    </style:style>
    <style:style style:name="T47" style:family="text">
      <style:text-properties style:use-window-font-color="true" style:text-position="0% 100%" fo:font-weight="normal" officeooo:rsid="005a5031" style:font-weight-asian="normal" style:font-weight-complex="normal"/>
    </style:style>
    <style:style style:name="T48" style:family="text">
      <style:text-properties style:use-window-font-color="true" style:text-position="0% 100%" fo:font-weight="normal" officeooo:rsid="005d801b" style:font-weight-asian="normal" style:font-weight-complex="normal"/>
    </style:style>
    <style:style style:name="T49" style:family="text">
      <style:text-properties style:use-window-font-color="true" style:text-position="0% 100%" fo:font-weight="normal" officeooo:rsid="005e34a0" style:font-weight-asian="normal" style:font-weight-complex="normal"/>
    </style:style>
    <style:style style:name="T50" style:family="text">
      <style:text-properties style:use-window-font-color="true" style:text-position="0% 100%" fo:font-weight="normal" officeooo:rsid="005ffb82" style:font-weight-asian="normal" style:font-weight-complex="normal"/>
    </style:style>
    <style:style style:name="T51" style:family="text">
      <style:text-properties style:use-window-font-color="true" style:text-position="0% 100%" fo:font-weight="normal" officeooo:rsid="00633940" style:font-weight-asian="normal" style:font-weight-complex="normal"/>
    </style:style>
    <style:style style:name="T52" style:family="text">
      <style:text-properties style:use-window-font-color="true" style:text-position="0% 100%" fo:font-weight="normal" officeooo:rsid="0064cad0" style:font-weight-asian="normal" style:font-weight-complex="normal"/>
    </style:style>
    <style:style style:name="T53" style:family="text">
      <style:text-properties style:use-window-font-color="true" style:text-position="0% 100%" fo:font-weight="normal" officeooo:rsid="00659b85" style:font-weight-asian="normal" style:font-weight-complex="normal"/>
    </style:style>
    <style:style style:name="T54" style:family="text">
      <style:text-properties style:use-window-font-color="true" style:text-position="0% 100%" fo:font-weight="normal" officeooo:rsid="0066a5fd" style:font-weight-asian="normal" style:font-weight-complex="normal"/>
    </style:style>
    <style:style style:name="T55" style:family="text">
      <style:text-properties style:use-window-font-color="true" style:text-position="0% 100%" fo:font-weight="normal" officeooo:rsid="0068d6c6" style:font-weight-asian="normal" style:font-weight-complex="normal"/>
    </style:style>
    <style:style style:name="T56" style:family="text">
      <style:text-properties style:use-window-font-color="true" style:text-position="0% 100%" fo:font-weight="normal" officeooo:rsid="006cd7d2" style:font-weight-asian="normal" style:font-weight-complex="normal"/>
    </style:style>
    <style:style style:name="T57" style:family="text">
      <style:text-properties style:use-window-font-color="true" style:text-position="0% 100%" fo:font-weight="normal" officeooo:rsid="006dd2e8" style:font-weight-asian="normal" style:font-weight-complex="normal"/>
    </style:style>
    <style:style style:name="T58" style:family="text">
      <style:text-properties style:use-window-font-color="true" style:text-position="0% 100%" fo:font-weight="normal" officeooo:rsid="006e45e2" style:font-weight-asian="normal" style:font-weight-complex="normal"/>
    </style:style>
    <style:style style:name="T59" style:family="text">
      <style:text-properties style:use-window-font-color="true" style:text-position="0% 100%" fo:font-weight="normal" officeooo:rsid="00703c23" style:font-weight-asian="normal" style:font-weight-complex="normal"/>
    </style:style>
    <style:style style:name="T60" style:family="text">
      <style:text-properties style:use-window-font-color="true" style:text-position="0% 100%" fo:font-weight="bold" officeooo:rsid="00633940" style:font-weight-asian="bold" style:font-weight-complex="bold"/>
    </style:style>
    <style:style style:name="T61" style:family="text">
      <style:text-properties officeooo:rsid="002b8297"/>
    </style:style>
    <style:style style:name="T62" style:family="text">
      <style:text-properties officeooo:rsid="00318ce2"/>
    </style:style>
    <style:style style:name="T63" style:family="text">
      <style:text-properties officeooo:rsid="003df7af"/>
    </style:style>
    <style:style style:name="T64" style:family="text">
      <style:text-properties officeooo:rsid="003ec3ec"/>
    </style:style>
    <style:style style:name="T65" style:family="text">
      <style:text-properties officeooo:rsid="004069c6"/>
    </style:style>
    <style:style style:name="T66" style:family="text">
      <style:text-properties officeooo:rsid="00407063"/>
    </style:style>
    <style:style style:name="T67" style:family="text">
      <style:text-properties officeooo:rsid="0041151e"/>
    </style:style>
    <style:style style:name="T68" style:family="text">
      <style:text-properties officeooo:rsid="00419796"/>
    </style:style>
    <style:style style:name="T69" style:family="text">
      <style:text-properties officeooo:rsid="0043391d"/>
    </style:style>
    <style:style style:name="T70" style:family="text">
      <style:text-properties officeooo:rsid="00447b07"/>
    </style:style>
    <style:style style:name="T71" style:family="text">
      <style:text-properties officeooo:rsid="0045a500"/>
    </style:style>
    <style:style style:name="T72" style:family="text">
      <style:text-properties officeooo:rsid="00506af4"/>
    </style:style>
    <style:style style:name="T73" style:family="text">
      <style:text-properties officeooo:rsid="0053b29b"/>
    </style:style>
    <style:style style:name="T74" style:family="text">
      <style:text-properties officeooo:rsid="0054bb71"/>
    </style:style>
    <style:style style:name="T75" style:family="text">
      <style:text-properties officeooo:rsid="005a5031"/>
    </style:style>
    <style:style style:name="T76" style:family="text">
      <style:text-properties officeooo:rsid="0066f35d"/>
    </style:style>
    <style:style style:name="T77" style:family="text">
      <style:text-properties officeooo:rsid="00056d77"/>
    </style:style>
    <style:style style:name="T78" style:family="text">
      <style:text-properties officeooo:rsid="0001e97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rge Sort</text:p>
      <text:p text:style-name="P1"/>
      <text:p text:style-name="P5">Algorithm</text:p>
      <text:list xml:id="list3429657535022032951" text:style-name="L1">
        <text:list-item>
          <text:p text:style-name="P14">A divide and conquer algorithm.</text:p>
        </text:list-item>
        <text:list-item>
          <text:p text:style-name="P11"><text:span text:style-name="T1">To sort a</text:span><text:span text:style-name="T16">n array</text:span><text:span text:style-name="T1">, divide it into two hal</text:span><text:span text:style-name="T3">ve</text:span><text:span text:style-name="T1">s, sort the two </text:span><text:span text:style-name="T10">halves</text:span><text:span text:style-name="T1"> recursively and then merge them</text:span><text:span text:style-name="T16">(The now ordered halves)</text:span><text:span text:style-name="T1">. </text:span></text:p>
        </text:list-item>
        <text:list-item>
          <text:p text:style-name="P12"><text:span text:style-name="T19">One can envision merge sort as a procedure which generates the appropriate merges </text:span><text:span text:style-name="T21">where the actual data movement required to sort the elements is done.</text:span></text:p>
          <text:list>
            <text:list-header>
              <text:p text:style-name="P21"><draw:custom-shape text:anchor-type="paragraph" draw:z-index="0" draw:style-name="gr1" svg:width="3.7343in" svg:height="3.6362in" svg:x="0.6819in" svg:y="0.0201in"><text:p/><draw:enhanced-geometry svg:viewBox="0 0 21600 21600" draw:type="rectangle" draw:enhanced-path="M 0 0 L 21600 0 21600 21600 0 21600 0 0 Z N"/></draw:custom-shape><text:span text:style-name="T25">s</text:span><text:span text:style-name="T20">ort(</text:span><text:span text:style-name="T21">0, 7)<text:tab/><text:tab/><text:tab/> <text:s text:c="8"/></text:span><text:span text:style-name="T23">MERGESO</text:span><text:span text:style-name="T24">R</text:span></text:p>
            </text:list-header>
          </text:list>
          <text:p text:style-name="P21"><text:span text:style-name="T21"><text:tab/></text:span><text:span text:style-name="T21">sort(0, 3)</text:span></text:p>
          <text:p text:style-name="P21"><text:span text:style-name="T21"><text:tab/></text:span><text:span text:style-name="T21"><text:tab/>sort(0, 1)</text:span></text:p>
          <text:p text:style-name="P21"><text:span text:style-name="T21"><text:tab/></text:span><text:span text:style-name="T21"><text:tab/><text:tab/>sort(0, 0)</text:span></text:p>
          <text:p text:style-name="P21"><text:span text:style-name="T21"><text:tab/></text:span><text:span text:style-name="T21"><text:tab/><text:tab/>sort(1, 1)</text:span></text:p>
          <text:p text:style-name="P21"><text:span text:style-name="T21"><text:tab/></text:span><text:span text:style-name="T21"><text:tab/><text:tab/></text:span><text:span text:style-name="T32">merge(0, 1)</text:span><text:span text:style-name="T36"><text:tab/><text:tab/></text:span><text:span text:style-name="T34">EM</text:span><text:span text:style-name="T37">RGESOR</text:span></text:p>
          <text:p text:style-name="P21"><text:span text:style-name="T21"><text:tab/></text:span><text:span text:style-name="T21"><text:tab/>sort(2, 3)</text:span></text:p>
          <text:p text:style-name="P23"><text:tab/><text:tab/><text:tab/>sort(2, 2)</text:p>
          <text:p text:style-name="P23"><text:tab/><text:tab/><text:tab/>sort(3, 3)</text:p>
          <text:p text:style-name="P21"><text:span text:style-name="T21"><text:tab/><text:tab/><text:tab/></text:span><text:span text:style-name="T33">merge(2, 3)</text:span><text:span text:style-name="T38"><text:tab/><text:tab/></text:span><text:span text:style-name="T37">EM</text:span><text:span text:style-name="T34">GR</text:span><text:span text:style-name="T37">ESOR</text:span></text:p>
          <text:p text:style-name="P21"><text:span text:style-name="T22"><text:tab/><text:tab/></text:span><text:span text:style-name="T33">merge(0, 3)</text:span><text:span text:style-name="T38"><text:tab/><text:tab/><text:tab/></text:span><text:span text:style-name="T34">EGMR</text:span><text:span text:style-name="T37">ESOR</text:span></text:p>
          <text:p text:style-name="P25"><text:tab/>sort(4, 7)</text:p>
          <text:p text:style-name="P24"><text:tab/><text:tab/>sort(4, 5)</text:p>
          <text:p text:style-name="P24"><text:tab/><text:tab/><text:tab/>sort(4, 4)</text:p>
          <text:p text:style-name="P24"><text:tab/><text:tab/><text:tab/>sort(5, 5)</text:p>
          <text:p text:style-name="P22"><text:span text:style-name="T21"><text:tab/><text:tab/><text:tab/></text:span><text:span text:style-name="T32">merge(4, 5)</text:span><text:span text:style-name="T36"><text:tab/><text:tab/></text:span><text:span text:style-name="T37">EGMR</text:span><text:span text:style-name="T34">ES</text:span><text:span text:style-name="T37">OR</text:span></text:p>
          <text:p text:style-name="P24"><text:tab/><text:tab/>sort(6, 7)</text:p>
          <text:p text:style-name="P24"><text:tab/><text:tab/><text:tab/>sort(6, 6)</text:p>
          <text:p text:style-name="P24"><text:tab/><text:tab/><text:tab/>sort(7, 7)</text:p>
          <text:p text:style-name="P22"><text:span text:style-name="T21"><text:tab/><text:tab/><text:tab/></text:span><text:span text:style-name="T33">merge(6, 7)</text:span><text:span text:style-name="T38"><text:tab/><text:tab/></text:span><text:span text:style-name="T37">EGMRES</text:span><text:span text:style-name="T34">OR</text:span></text:p>
          <text:p text:style-name="P22"><text:span text:style-name="T22"><text:tab/><text:tab/></text:span><text:span text:style-name="T33">merge(</text:span><text:span text:style-name="T34">4</text:span><text:span text:style-name="T33">, 7)</text:span><text:span text:style-name="T38"><text:tab/><text:tab/><text:tab/></text:span><text:span text:style-name="T37">EGMR</text:span><text:span text:style-name="T34">EORS</text:span></text:p>
          <text:p text:style-name="P22"><text:span text:style-name="T22"><text:tab/></text:span><text:span text:style-name="T33">merge(0, 7)</text:span><text:span text:style-name="T38"><text:tab/><text:tab/><text:tab/><text:tab/></text:span><text:span text:style-name="T35">EEGMORRS</text:span></text:p>
          <text:p text:style-name="P13"/>
        </text:list-item>
      </text:list>
      <text:p text:style-name="P3"/>
      <text:p text:style-name="P7">Implementation</text:p>
      <text:list xml:id="list7184851880977963321" text:style-name="L2">
        <text:list-item>
          <text:p text:style-name="P26"><text:a xlink:type="simple" xlink:href="../Eclipse%20Java%20WorkSpace/Sorting/Merge%20Sort/MergeSortGoodDesign.java"><text:span text:style-name="T26">Merge sort</text:span></text:a></text:p>
          <text:list>
            <text:list-item>
              <text:p text:style-name="P27"><text:a xlink:type="simple" xlink:href="../Eclipse%20Java%20WorkSpace/Sorting/Merge%20Sort/MergeSortWithBadDesign1.java"><text:span text:style-name="T8">Bad Design 1</text:span></text:a><text:span text:style-name="T8">: </text:span><text:span text:style-name="T7">Do not ma</text:span><text:span text:style-name="T11">k</text:span><text:span text:style-name="T7">e au</text:span><text:span text:style-name="T11">x</text:span><text:span text:style-name="T7">[] a static class member. As merge sort wil</text:span><text:span text:style-name="T11">l</text:span><text:span text:style-name="T7"> be a shared library software many clients may concurrently use it.</text:span></text:p>
            </text:list-item>
            <text:list-item>
              <text:p text:style-name="P27"><text:a xlink:type="simple" xlink:href="../Eclipse%20Java%20WorkSpace/Sorting/Merge%20Sort/MergeSortWithBadDesign2.java"><text:span text:style-name="T8">Bad Design 2</text:span></text:a><text:span text:style-name="T8">: </text:span><text:span text:style-name="T7">Ma</text:span><text:span text:style-name="T9">k</text:span><text:span text:style-name="T7">e aux[] a local of sort(the driver) instead o</text:span><text:span text:style-name="T11">f</text:span><text:span text:style-name="T7"> merge. If aux[] is a local of merge, there will be a pen</text:span><text:span text:style-name="T11">a</text:span><text:span text:style-name="T7">lty of creating it as many times as merge is called which is about</text:span><text:span text:style-name="T7"><draw:frame draw:style-name="fr1" draw:name="Object1" text:anchor-type="as-char" svg:y="-0.172in" svg:width="1.5634in" svg:height="0.2307in" draw:z-index="1"><draw:object xlink:href="./Object 1" xlink:type="simple" xlink:show="embed" xlink:actuate="onLoad"/><draw:image xlink:href="./ObjectReplacements/Object 1" xlink:type="simple" xlink:show="embed" xlink:actuate="onLoad"/><svg:desc>formula</svg:desc></draw:frame></text:span><text:span text:style-name="T7">times</text:span><text:span text:style-name="T12">(</text:span><text:span text:style-name="T12"><draw:frame draw:style-name="fr1" draw:name="Object2" text:anchor-type="as-char" svg:y="-0.172in" svg:width="0.5091in" svg:height="0.2075in" draw:z-index="2"><draw:object xlink:href="./Object 2" xlink:type="simple" xlink:show="embed" xlink:actuate="onLoad"/><draw:image xlink:href="./ObjectReplacements/Object 2" xlink:type="simple" xlink:show="embed" xlink:actuate="onLoad"/></draw:frame></text:span><text:span text:style-name="T12">is the number of elements in the array)</text:span></text:p>
            </text:list-item>
          </text:list>
        </text:list-item>
        <text:list-item>
          <text:p text:style-name="P26"><text:a xlink:type="simple" xlink:href="../Eclipse%20Java%20WorkSpace/Sorting/Merge%20Sort/MergeSortOptimized.java"><text:span text:style-name="T26">Adaptive and o</text:span></text:a><text:a xlink:type="simple" xlink:href="../Eclipse%20Java%20WorkSpace/Sorting/Merge%20Sort/MergeSortOptimized.java"><text:span text:style-name="T11">ptimized merge sort</text:span></text:a></text:p>
          <text:list>
            <text:list-item>
              <text:p text:style-name="P15">Use insertion sort for small sub-arrays</text:p>
            </text:list-item>
            <text:list-item>
              <text:p text:style-name="P15">Test whether the array is already sorted</text:p>
            </text:list-item>
            <text:list-item>
              <text:p text:style-name="P16">Eliminate copy to the auxiliary array.</text:p>
            </text:list-item>
          </text:list>
        </text:list-item>
      </text:list>
      <text:list xml:id="list3167625870482268700" text:style-name="L3">
        <text:list-item>
          <text:p text:style-name="P17"><text:a xlink:type="simple" xlink:href="../Eclipse%20Java%20WorkSpace/Sorting/Merge%20Sort/MergeSortBU.java">Bottom up merge sort</text:a></text:p>
          <text:list>
            <text:list-item>
              <text:p text:style-name="P17">Iteratively merge from the bottom up starting with a 1-1 <text:span text:style-name="T72">pair of </text:span>subarray<text:span text:style-name="T72">s</text:span>. Then 2-2, 4-4 and so forth.</text:p>
            </text:list-item>
            <text:list-item>
              <text:p text:style-name="P17"><text:span text:style-name="T39">Number of comparisons an</text:span><text:span text:style-name="T42">d</text:span><text:span text:style-name="T39"> array access is the same as </text:span><text:span text:style-name="T42">the top-down implementation.</text:span></text:p>
            </text:list-item>
          </text:list>
        </text:list-item>
        <text:list-item>
          <text:p text:style-name="P28"><text:a xlink:type="simple" xlink:href="../Eclipse%20Java%20WorkSpace/Sorting/Merge%20SOrt/MergeSortFasterUnstable.java"><text:span text:style-name="T3">Faster </text:span></text:a><text:a xlink:type="simple" xlink:href="../Eclipse%20Java%20WorkSpace/Sorting/Merge%20SOrt/MergeSortFasterUnstable.java"><text:span text:style-name="T13">but unstable </text:span></text:a><text:a xlink:type="simple" xlink:href="../Eclipse%20Java%20WorkSpace/Sorting/Merge%20SOrt/MergeSortFasterUnstable.java"><text:span text:style-name="T3">merge</text:span></text:a></text:p>
          <text:p text:style-name="P28"><text:span text:style-name="T3">The check to see if each of the halves have been exhausted </text:span><text:span text:style-name="T30">in </text:span><text:span text:style-name="T3">the inner </text:span><text:span text:style-name="T4">loop </text:span><text:span text:style-name="T15">can be avoided </text:span><text:span text:style-name="T4">if the second half of the array is copied in decreasing order. However this makes the sort unstable.</text:span></text:p>
        </text:list-item>
        <text:list-item>
          <text:p text:style-name="P29"><text:a xlink:type="simple" xlink:href="../Eclipse%20Java%20WorkSpace/Sorting/Merge%20SOrt/MergeSortIndirect.java"><text:span text:style-name="T11">Indirect merge sort</text:span></text:a></text:p>
        </text:list-item>
      </text:list>
      <text:p text:style-name="P2"/>
      <text:p text:style-name="P8">Analysis</text:p>
      <text:list xml:id="list480305754" text:continue-numbering="true" text:style-name="L3">
        <text:list-item>
          <text:p text:style-name="P18"><text:soft-page-break/>The <text:span text:style-name="T63">number of comparisons used in merge sort </text:span>can be modeled on a recurrence relation. If C(N) is the number of comparisons required to sort a<text:span text:style-name="T61">n array o</text:span>f N comparable items,</text:p>
          <text:p text:style-name="P30"><text:span text:style-name="T14"><draw:frame draw:style-name="fr1" draw:name="Object3" text:anchor-type="as-char" svg:y="-0.1693in" svg:width="2.3689in" svg:height="0.2256in" draw:z-index="5"><draw:object xlink:href="./Object 4" xlink:type="simple" xlink:show="embed" xlink:actuate="onLoad"/><draw:image xlink:href="./ObjectReplacements/Object 4" xlink:type="simple" xlink:show="embed" xlink:actuate="onLoad"/><svg:desc>formula</svg:desc></draw:frame></text:span><text:span text:style-name="T14">. i.e., the number of comparisons is </text:span><text:span text:style-name="T16">at most</text:span><text:span text:style-name="T14"> the comparisons required to sort the two equal sub</text:span><text:span text:style-name="T16">-</text:span><text:span text:style-name="T14">arrays and the comparisons required to merge the sorted sub-arrays.</text:span></text:p>
        </text:list-item>
        <text:list-item>
          <text:p text:style-name="P32">Best case:</text:p>
          <text:list>
            <text:list-item>
              <text:p text:style-name="P30"><text:span text:style-name="T14">When the file is completely sorted, the number of comparisons required to merge the two sorted sub-arrays is</text:span><text:span text:style-name="T14"><draw:frame draw:style-name="fr1" draw:name="Object5" text:anchor-type="as-char" svg:y="-0.1484in" svg:width="0.5028in" svg:height="0.1898in" draw:z-index="6"><draw:object xlink:href="./Object 5" xlink:type="simple" xlink:show="embed" xlink:actuate="onLoad"/><draw:image xlink:href="./ObjectReplacements/Object 5" xlink:type="simple" xlink:show="embed" xlink:actuate="onLoad"/><svg:desc>formula</svg:desc></draw:frame></text:span><text:span text:style-name="T14">. This is because the smallest element of the second half is ge to the biggest(hence last element of the 1</text:span><text:span text:style-name="T40">st</text:span><text:span text:style-name="T14"> half. The comparisons considered are only element comparisons and not the index comparisons. Thus</text:span><text:span text:style-name="T14"><draw:frame draw:style-name="fr1" draw:name="Object4" text:anchor-type="as-char" svg:y="-0.2445in" svg:width="3.302in" svg:height="0.3937in" draw:z-index="7"><draw:object xlink:href="./Object 6" xlink:type="simple" xlink:show="embed" xlink:actuate="onLoad"/><draw:image xlink:href="./ObjectReplacements/Object 6" xlink:type="simple" xlink:show="embed" xlink:actuate="onLoad"/></draw:frame></text:span></text:p>
            </text:list-item>
            <text:list-item>
              <text:p text:style-name="P31"><text:span text:style-name="T16">If the collection is checked for sortedness before attempting to sort and merge its <text:s/>halves, and the file is completely sorted, there would be only</text:span><text:span text:style-name="T17"><draw:frame draw:style-name="fr1" draw:name="Object8" text:anchor-type="as-char" svg:y="-0.1693in" svg:width="1.9598in" svg:height="0.2256in" draw:z-index="17"><draw:object xlink:href="./Object 8" xlink:type="simple" xlink:show="embed" xlink:actuate="onLoad"/><draw:image xlink:href="./ObjectReplacements/Object 8" xlink:type="simple" xlink:show="embed" xlink:actuate="onLoad"/><svg:desc>formula</svg:desc></draw:frame></text:span><text:span text:style-name="T17"> </text:span><text:span text:style-name="T18">comparisons.</text:span></text:p>
            </text:list-item>
          </text:list>
        </text:list-item>
        <text:list-item>
          <text:p text:style-name="P32">Worst case:</text:p>
          <text:list>
            <text:list-item>
              <text:p text:style-name="P18">N comparisons for the merge in the worst case where the left and right half get exhausted simultaneously, i.e., the sorted array can be viewed as formed of elements picked alternatively from the left and the right halves.</text:p>
            </text:list-item>
            <text:list-item>
              <text:p text:style-name="P18"><draw:frame draw:style-name="fr1" draw:name="Object6" text:anchor-type="as-char" svg:y="-0.1689in" svg:width="2.8937in" svg:height="0.2244in" draw:z-index="8"><draw:object xlink:href="./Object 7" xlink:type="simple" xlink:show="embed" xlink:actuate="onLoad"/><draw:image xlink:href="./ObjectReplacements/Object 7" xlink:type="simple" xlink:show="embed" xlink:actuate="onLoad"/><svg:desc>formula</svg:desc></draw:frame></text:p>
            </text:list-item>
          </text:list>
        </text:list-item>
        <text:list-item>
          <text:p text:style-name="P32">Average case:</text:p>
          <text:list>
            <text:list-item>
              <text:p text:style-name="P52">Elements are intertwined amongst the two halves such that iterations in one half comes to an end when the iteration in the other half is only half way through <text:span text:style-name="T41">during the merge</text:span>.</text:p>
            </text:list-item>
            <text:list-item>
              <text:p text:style-name="P53">Thus the number of comparisons = N/2 + N/4</text:p>
            </text:list-item>
            <text:list-item>
              <text:p text:style-name="P54"><draw:frame draw:style-name="fr1" draw:name="Object7" text:anchor-type="as-char" svg:y="-0.2445in" svg:width="3.178in" svg:height="0.3937in" draw:z-index="3"><draw:object xlink:href="./Object 3" xlink:type="simple" xlink:show="embed" xlink:actuate="onLoad"/><draw:image xlink:href="./ObjectReplacements/Object 3" xlink:type="simple" xlink:show="embed" xlink:actuate="onLoad"/><svg:desc>formula</svg:desc></draw:frame></text:p>
            </text:list-item>
          </text:list>
        </text:list-item>
        <text:list-item>
          <text:p text:style-name="P55">The number of comparisons to sort an array of N elements can also be understood using the recursive tree structure of merge sort.(Figure 9)</text:p>
          <text:list>
            <text:list-item>
              <text:p text:style-name="P56"><text:span text:style-name="T64">Let</text:span><text:span text:style-name="T64"><draw:frame draw:style-name="fr1" draw:name="Object11" text:anchor-type="as-char" svg:y="-0.172in" svg:width="0.4902in" svg:height="0.2075in" draw:z-index="12"><draw:object xlink:href="./Object 11" xlink:type="simple" xlink:show="embed" xlink:actuate="onLoad"/><draw:image xlink:href="./ObjectReplacements/Object 11" xlink:type="simple" xlink:show="embed" xlink:actuate="onLoad"/></draw:frame></text:span><text:span text:style-name="T64">, where the tree has precisely n levels.</text:span></text:p>
            </text:list-item>
            <text:list-item>
              <text:p text:style-name="P56"><text:span text:style-name="T64">For k from 0 to n – 1, the k'th level from the top depicts</text:span><text:span text:style-name="T64"><draw:frame draw:style-name="fr1" draw:name="Object12" text:anchor-type="as-char" svg:y="-0.172in" svg:width="0.2154in" svg:height="0.2075in" draw:z-index="16"><draw:object xlink:href="./Object 12" xlink:type="simple" xlink:show="embed" xlink:actuate="onLoad"/><draw:image xlink:href="./ObjectReplacements/Object 12" xlink:type="simple" xlink:show="embed" xlink:actuate="onLoad"/></draw:frame></text:span><text:span text:style-name="T64">sub-arrays, each of length </text:span><text:span text:style-name="T64"><draw:frame draw:style-name="fr1" draw:name="Object9" text:anchor-type="as-char" svg:y="-0.172in" svg:width="0.8339in" svg:height="0.2075in" draw:z-index="9"><draw:object xlink:href="./Object 9" xlink:type="simple" xlink:show="embed" xlink:actuate="onLoad"/><draw:image xlink:href="./ObjectReplacements/Object 9" xlink:type="simple" xlink:show="embed" xlink:actuate="onLoad"/></draw:frame></text:span><text:span text:style-name="T64">.</text:span></text:p>
              <text:list>
                <text:list-item>
                  <text:p text:style-name="P57"><text:span text:style-name="T66">The cost of one merge between two sub-arrays is</text:span><text:span text:style-name="T67"><draw:frame draw:style-name="fr1" draw:name="Object10" text:anchor-type="as-char" svg:y="-0.172in" svg:width="1.0154in" svg:height="0.2075in" draw:z-index="10"><draw:object xlink:href="./Object 10" xlink:type="simple" xlink:show="embed" xlink:actuate="onLoad"/><draw:image xlink:href="./ObjectReplacements/Object 10" xlink:type="simple" xlink:show="embed" xlink:actuate="onLoad"/></draw:frame></text:span></text:p>
                </text:list-item>
                <text:list-item>
                  <text:p text:style-name="P58"><text:span text:style-name="T67">F</text:span><text:span text:style-name="T65">or each level, </text:span><text:span text:style-name="T68">there are</text:span><text:span text:style-name="T68"><draw:frame draw:style-name="fr1" draw:name="Object13" text:anchor-type="as-char" svg:y="-0.172in" svg:width="0.7807in" svg:height="0.2075in" draw:z-index="13"><draw:object xlink:href="./Object 13" xlink:type="simple" xlink:show="embed" xlink:actuate="onLoad"/><draw:image xlink:href="./ObjectReplacements/Object 13" xlink:type="simple" xlink:show="embed" xlink:actuate="onLoad"/></draw:frame></text:span><text:span text:style-name="T69">such pairs and thus </text:span><text:span text:style-name="T65">the cost of the all merges is </text:span><text:span text:style-name="T69">for each level is</text:span><text:span text:style-name="T69"><draw:frame draw:style-name="fr1" draw:name="Object14" text:anchor-type="as-char" svg:y="-0.172in" svg:width="1.0681in" svg:height="0.2075in" draw:z-index="14"><draw:object xlink:href="./Object 14" xlink:type="simple" xlink:show="embed" xlink:actuate="onLoad"/><draw:image xlink:href="./ObjectReplacements/Object 14" xlink:type="simple" xlink:show="embed" xlink:actuate="onLoad"/></draw:frame></text:span><text:span text:style-name="T65">.</text:span></text:p>
                </text:list-item>
              </text:list>
            </text:list-item>
            <text:list-item>
              <text:p text:style-name="P58"><text:span text:style-name="T65">For a total of n levels, the total compar</text:span><text:span text:style-name="T70">isons </text:span><text:span text:style-name="T71">is</text:span><text:span text:style-name="T71"><draw:frame draw:style-name="fr1" draw:name="Object15" text:anchor-type="as-char" svg:y="-0.172in" svg:width="0.9339in" svg:height="0.2075in" draw:z-index="15"><draw:object xlink:href="./Object 15" xlink:type="simple" xlink:show="embed" xlink:actuate="onLoad"/><draw:image xlink:href="./ObjectReplacements/Object 15" xlink:type="simple" xlink:show="embed" xlink:actuate="onLoad"/></draw:frame></text:span></text:p>
            </text:list-item>
          </text:list>
        </text:list-item>
        <text:list-item>
          <text:p text:style-name="P59">Space complexity</text:p>
          <text:p text:style-name="P34"><text:span text:style-name="T2">Not an in-place merge, but an abstract in-place merge</text:span><text:span text:style-name="T3">. The final merge result is in the same array while internally using an </text:span><text:span text:style-name="T5">auxiliary</text:span><text:span text:style-name="T3"> array. Thus space complexity is proportional to N.</text:span></text:p>
        </text:list-item>
        <text:list-item>
          <text:p text:style-name="P42"><text:a xlink:type="simple" xlink:href="../Eclipse%20Java%20WorkSpace/Sorting/src/ArrayAccessesInMergeSort.java"><text:span text:style-name="T8">Array access</text:span></text:a></text:p>
          <text:list>
            <text:list-item>
              <text:p text:style-name="P43"><text:span text:style-name="T28">A comparison </text:span><text:span text:style-name="T29">during a merge </text:span><text:span text:style-name="T28">needs t</text:span><text:span text:style-name="T29">wo</text:span><text:span text:style-name="T28"> accesses </text:span><text:span text:style-name="T29">and a</text:span><text:span text:style-name="T28"> swap needs four array accesses. </text:span><text:span text:style-name="T27">In the case that every comparison </text:span><text:span text:style-name="T28">in a merge </text:span><text:span text:style-name="T27">leads to an exchange, </text:span><text:span text:style-name="T28">there are a maximum of N lg N comparisons leading to a </text:span><text:span text:style-name="T6">maximum of 6N lg N array accesses.</text:span></text:p>
            </text:list-item>
          </text:list>
        </text:list-item>
      </text:list>
      <text:p text:style-name="P6"/>
      <text:p text:style-name="P6">Properties</text:p>
      <text:list xml:id="list2099326919" text:continue-numbering="true" text:style-name="L3">
        <text:list-item>
          <text:p text:style-name="P35"><text:span text:style-name="T45">Not a</text:span><text:span text:style-name="T43">daptive</text:span></text:p>
          <text:list>
            <text:list-item>
              <text:p text:style-name="P36"><text:span text:style-name="T45">If t</text:span><text:span text:style-name="T44">he array is checked for sortedness before </text:span><text:span text:style-name="T62">attempting to </text:span><text:span text:style-name="T44">sort </text:span><text:span text:style-name="T62">and merge its </text:span><text:span text:style-name="T44">two halves, </text:span><text:span text:style-name="T45">the sort becomes adaptive.</text:span></text:p>
            </text:list-item>
          </text:list>
        </text:list-item>
        <text:list-item>
          <text:p text:style-name="P37">Stable</text:p>
        </text:list-item>
        <text:list-item>
          <text:p text:style-name="P39">Merge sort is an asymptotically optimal compare-based sorting algorithm</text:p>
          <text:list>
            <text:list-item>
              <text:p text:style-name="P38"><text:span text:style-name="T73">What this means is that, in the worst case the number of compares used by merge sort is </text:span><text:soft-page-break/><text:span text:style-name="T73">asymptotically equal to the minimum number of comparisons </text:span><text:span text:style-name="T74">that any compare-based sorting algorithm can guarantee( ~ N lg N)</text:span></text:p>
            </text:list-item>
          </text:list>
        </text:list-item>
        <text:list-item>
          <text:p text:style-name="P40">Initial conditions</text:p>
          <text:list>
            <text:list-item>
              <text:p text:style-name="P39">Random</text:p>
            </text:list-item>
            <text:list-item>
              <text:p text:style-name="P39">Nearly sorted</text:p>
            </text:list-item>
            <text:list-item>
              <text:p text:style-name="P39">Reverse ordered</text:p>
            </text:list-item>
            <text:list-item>
              <text:p text:style-name="P39">Few Unique</text:p>
            </text:list-item>
            <text:list-item>
              <text:p text:style-name="P19">When there are duplicate elements</text:p>
              <text:list>
                <text:list-item>
                  <text:p text:style-name="P20">If all items have same value and pre-compare is used → O(N) → N – 1</text:p>
                </text:list-item>
                <text:list-item>
                  <text:p text:style-name="P41">else O(N lg N) → 1.2 N lg N</text:p>
                </text:list-item>
              </text:list>
            </text:list-item>
          </text:list>
        </text:list-item>
      </text:list>
      <text:p text:style-name="P9"/>
      <text:p text:style-name="P9"/>
      <text:p text:style-name="P10"><text:span text:style-name="T75">Inversions </text:span><text:span text:style-name="T76">- </text:span><text:a xlink:type="simple" xlink:href="../Eclipse%20Java%20WorkSpace/Sorting/Merge%20Sort/InversionsUsingMergeSort.java"><text:span text:style-name="T31">Implementation</text:span></text:a></text:p>
      <text:list xml:id="list7855348723606401406" text:style-name="L4">
        <text:list-item>
          <text:p text:style-name="P44"><text:span text:style-name="T46">Let</text:span><text:span text:style-name="T46"><draw:frame draw:style-name="fr1" draw:name="Object17" text:anchor-type="as-char" svg:y="-0.1484in" svg:width="0.8083in" svg:height="0.2091in" draw:z-index="4"><draw:object xlink:href="./Object 17" xlink:type="simple" xlink:show="embed" xlink:actuate="onLoad"/><draw:image xlink:href="./ObjectReplacements/Object 17" xlink:type="simple" xlink:show="embed" xlink:actuate="onLoad"/></draw:frame></text:span><text:span text:style-name="T46">be a sequence of distinct numbers. The pair (i, j) is called an inversion if i &lt; j and </text:span><text:span text:style-name="T46"><draw:frame draw:style-name="fr1" draw:name="Object18" text:anchor-type="as-char" svg:y="-0.1484in" svg:width="0.4465in" svg:height="0.2091in" draw:z-index="11"><draw:object xlink:href="./Object 18" xlink:type="simple" xlink:show="embed" xlink:actuate="onLoad"/><draw:image xlink:href="./ObjectReplacements/Object 18" xlink:type="simple" xlink:show="embed" xlink:actuate="onLoad"/></draw:frame></text:span><text:span text:style-name="T46">.</text:span></text:p>
        </text:list-item>
        <text:list-item>
          <text:p text:style-name="P44"><text:span text:style-name="T47">An inversion count of an array is the total number of </text:span><text:span text:style-name="T48">such pairs</text:span><text:span text:style-name="T46">.</text:span></text:p>
        </text:list-item>
        <text:list-item>
          <text:p text:style-name="P45"><text:span text:style-name="T49">A brute force solution examines all such pairs, a total of</text:span><text:span text:style-name="T49"><draw:frame draw:style-name="fr1" draw:name="Object19" text:anchor-type="as-char" svg:y="-0.2598in" svg:width="0.6402in" svg:height="0.4083in" draw:z-index="18"><draw:object xlink:href="./Object 19" xlink:type="simple" xlink:show="embed" xlink:actuate="onLoad"/><draw:image xlink:href="./ObjectReplacements/Object 19" xlink:type="simple" xlink:show="embed" xlink:actuate="onLoad"/></draw:frame></text:span><text:span text:style-name="T49">of them </text:span><text:span text:style-name="T50">to obtain the count. This is obviously a</text:span><text:span text:style-name="T50"><draw:frame draw:style-name="fr1" draw:name="Object20" text:anchor-type="as-char" svg:y="-0.172in" svg:width="0.4783in" svg:height="0.2201in" draw:z-index="19"><draw:object xlink:href="./Object 20" xlink:type="simple" xlink:show="embed" xlink:actuate="onLoad"/><draw:image xlink:href="./ObjectReplacements/Object 20" xlink:type="simple" xlink:show="embed" xlink:actuate="onLoad"/></draw:frame></text:span><text:span text:style-name="T50">solution. </text:span><text:span text:style-name="T51">This solution is inefficient because the count of inversions can be incremented </text:span><text:span text:style-name="T60">only by one per examination of a pair of numbers in the sequence</text:span><text:span text:style-name="T51">. </text:span><text:span text:style-name="T55">This can be improved by using merge sort.</text:span></text:p>
        </text:list-item>
        <text:list-item>
          <text:p text:style-name="P46"><text:span text:style-name="T52">During the process of merging two sorted subsequences, if</text:span><text:span text:style-name="T53"><draw:frame draw:style-name="fr1" draw:name="Object21" text:anchor-type="as-char" svg:y="-0.1484in" svg:width="0.2134in" svg:height="0.2091in" draw:z-index="20"><draw:object xlink:href="./Object 21" xlink:type="simple" xlink:show="embed" xlink:actuate="onLoad"/><draw:image xlink:href="./ObjectReplacements/Object 21" xlink:type="simple" xlink:show="embed" xlink:actuate="onLoad"/></draw:frame></text:span><text:span text:style-name="T52">in the right subsequence is lesser than</text:span><text:span text:style-name="T52"><draw:frame draw:style-name="fr1" draw:name="Object22" text:anchor-type="as-char" svg:y="-0.1484in" svg:width="0.198in" svg:height="0.2091in" draw:z-index="21"><draw:object xlink:href="./Object 22" xlink:type="simple" xlink:show="embed" xlink:actuate="onLoad"/><draw:image xlink:href="./ObjectReplacements/Object 22" xlink:type="simple" xlink:show="embed" xlink:actuate="onLoad"/></draw:frame></text:span><text:span text:style-name="T53">in the left subsequence, then</text:span><text:span text:style-name="T53"><draw:frame draw:style-name="fr1" draw:name="Object23" text:anchor-type="as-char" svg:y="-0.1484in" svg:width="1.061in" svg:height="0.2091in" draw:z-index="22"><draw:object xlink:href="./Object 23" xlink:type="simple" xlink:show="embed" xlink:actuate="onLoad"/><draw:image xlink:href="./ObjectReplacements/Object 23" xlink:type="simple" xlink:show="embed" xlink:actuate="onLoad"/></draw:frame></text:span><text:span text:style-name="T53">are all </text:span><text:span text:style-name="T54">greater</text:span><text:span text:style-name="T53"> than</text:span><text:span text:style-name="T53"><draw:frame draw:style-name="fr1" draw:name="Object24" text:anchor-type="as-char" svg:y="-0.1484in" svg:width="0.2134in" svg:height="0.2091in" draw:z-index="23"><draw:object xlink:href="./Object 24" xlink:type="simple" xlink:show="embed" xlink:actuate="onLoad"/><draw:image xlink:href="./ObjectReplacements/Object 24" xlink:type="simple" xlink:show="embed" xlink:actuate="onLoad"/></draw:frame></text:span><text:span text:style-name="T54">. Hence the inversion count for</text:span><text:span text:style-name="T54"><draw:frame draw:style-name="fr1" draw:name="Object25" text:anchor-type="as-char" svg:y="-0.1484in" svg:width="0.2134in" svg:height="0.2091in" draw:z-index="24"><draw:object xlink:href="./Object 25" xlink:type="simple" xlink:show="embed" xlink:actuate="onLoad"/><draw:image xlink:href="./ObjectReplacements/Object 25" xlink:type="simple" xlink:show="embed" xlink:actuate="onLoad"/></draw:frame></text:span><text:span text:style-name="T54">can be increased by</text:span><text:span text:style-name="T54"><draw:frame draw:style-name="fr1" draw:name="Object26" text:anchor-type="as-char" svg:y="-0.1484in" svg:width="0.722in" svg:height="0.1839in" draw:z-index="25"><draw:object xlink:href="./Object 26" xlink:type="simple" xlink:show="embed" xlink:actuate="onLoad"/><draw:image xlink:href="./ObjectReplacements/Object 26" xlink:type="simple" xlink:show="embed" xlink:actuate="onLoad"/></draw:frame></text:span><text:span text:style-name="T54">in one shot </text:span><text:span text:style-name="T57">while merging the two sorted subsequences</text:span><text:span text:style-name="T54">.</text:span></text:p>
        </text:list-item>
        <text:list-item>
          <text:p text:style-name="P47"><text:span text:style-name="T56">Diving deep down, the </text:span><text:span text:style-name="T58">total </text:span><text:span text:style-name="T56">count of inversions can be obtained this way by employing merge</text:span><text:span text:style-name="T57">-</text:span><text:span text:style-name="T56">sort </text:span><text:span text:style-name="T58">as all inverted elements in the sequence are eventually placed in their sorted place in the series of successive recursive merges.</text:span></text:p>
        </text:list-item>
        <text:list-item>
          <text:p text:style-name="P48"><text:span text:style-name="T59">This was the complexity is just</text:span><text:span text:style-name="T59"><draw:frame draw:style-name="fr1" draw:name="Object16" text:anchor-type="as-char" svg:y="-0.152in" svg:width="0.7717in" svg:height="0.2in" draw:z-index="26"><draw:object xlink:href="./Object 16" xlink:type="simple" xlink:show="embed" xlink:actuate="onLoad"/><draw:image xlink:href="./ObjectReplacements/Object 16" xlink:type="simple" xlink:show="embed" xlink:actuate="onLoad"/></draw:frame></text:span><text:span text:style-name="T59">.</text:span></text:p>
        </text:list-item>
      </text:list>
      <text:p text:style-name="P49"><text:span text:style-name="T59"/></text:p>
      <text:p text:style-name="P33"><text:span text:style-name="T77">Given k sorted sequences of totally n elements, describe a n log k algorithm</text:span><text:span text:style-name="T78"> </text:span><text:span text:style-name="T77">to merge all the k sorted sequences into one sorted sequence of n elements</text:span></text:p>
      <text:list xml:id="list1354228884321138168" text:style-name="L7">
        <text:list-item>
          <text:p text:style-name="P51"><text:span text:style-name="T59">Consider the k sorted sequences in pairs and merge them until there is one large seque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6:10:12</meta:creation-date>
    <dc:title>T1</dc:title>
    <meta:editing-duration>PT9H49M36S</meta:editing-duration>
    <meta:editing-cycles>40</meta:editing-cycles>
    <meta:generator>LibreOffice/4.0.2.2$Linux_x86 LibreOffice_project/400m0$Build-2</meta:generator>
    <meta:initial-creator>Kempa </meta:initial-creator>
    <dc:date>2013-09-09T15:25:14</dc:date>
    <dc:creator>Kempa </dc:creator>
    <meta:document-statistic meta:table-count="0" meta:image-count="0" meta:object-count="26" meta:page-count="3" meta:paragraph-count="88" meta:word-count="1079" meta:character-count="5815" meta:non-whitespace-character-count="4825"/>
    <meta:template xlink:type="simple" xlink:actuate="onRequest" xlink:title="T1" xlink:href="../../../../.config/libreoffice/4/user/template/T1.ott" meta:date="2013-04-28T16:10:10"/>
  </office:meta>
</office:document-meta>
</file>

<file path=Object 1/content.xml><?xml version="1.0" encoding="utf-8"?>
<math xmlns="http://www.w3.org/1998/Math/MathML">
  <semantics>
    <mrow>
      <mrow>
        <mrow>
          <mo stretchy="false">∑</mo>
          <msup>
            <mn>2</mn>
            <mrow>
              <mrow>
                <mi>n</mi>
                <mo stretchy="false">−</mo>
                <mn>1</mn>
              </mrow>
            </mrow>
          </msup>
        </mrow>
        <mo stretchy="false">=</mo>
        <msup>
          <mn>2</mn>
          <mi>n</mi>
        </msup>
      </mrow>
      <mi>–</mi>
      <mrow>
        <mn>1</mn>
        <mo stretchy="false">=</mo>
        <mrow>
          <mi>N</mi>
          <mo stretchy="false">−</mo>
          <mn>1</mn>
        </mrow>
      </mrow>
    </mrow>
    <annotation encoding="StarMath 5.0"> sum 2^{n-1} = 2^n – 1 = N - 1</annotation>
  </semantics>
</math>
</file>

<file path=Object 10/content.xml><?xml version="1.0" encoding="utf-8"?>
<math xmlns="http://www.w3.org/1998/Math/MathML">
  <semantics>
    <mrow>
      <mrow>
        <mrow>
          <mn>2</mn>
          <mo stretchy="false">⋅</mo>
          <msup>
            <mn>2</mn>
            <mrow>
              <mrow>
                <mi>n</mi>
                <mo stretchy="false">−</mo>
                <mi>k</mi>
              </mrow>
            </mrow>
          </msup>
        </mrow>
        <mo stretchy="false">=</mo>
        <msup>
          <mn>2</mn>
          <mrow>
            <mi>n</mi>
            <mi>–</mi>
            <mrow>
              <mi>k</mi>
              <mo stretchy="false">+</mo>
              <mn>1</mn>
            </mrow>
          </mrow>
        </msup>
      </mrow>
    </mrow>
    <annotation encoding="StarMath 5.0"> 2 cdot 2^{n - k} = 2^{n – k + 1}</annotation>
  </semantics>
</math>
</file>

<file path=Object 11/content.xml><?xml version="1.0" encoding="utf-8"?>
<math xmlns="http://www.w3.org/1998/Math/MathML">
  <semantics>
    <mrow>
      <mrow>
        <mi>N</mi>
        <mo stretchy="false">=</mo>
        <msup>
          <mn>2</mn>
          <mi>n</mi>
        </msup>
      </mrow>
    </mrow>
    <annotation encoding="StarMath 5.0"> N = 2^n</annotation>
  </semantics>
</math>
</file>

<file path=Object 12/content.xml><?xml version="1.0" encoding="utf-8"?>
<math xmlns="http://www.w3.org/1998/Math/MathML">
  <semantics>
    <mrow>
      <msup>
        <mn>2</mn>
        <mi>k</mi>
      </msup>
    </mrow>
    <annotation encoding="StarMath 5.0"> 2^k </annotation>
  </semantics>
</math>
</file>

<file path=Object 13/content.xml><?xml version="1.0" encoding="utf-8"?>
<math xmlns="http://www.w3.org/1998/Math/MathML">
  <semantics>
    <mrow>
      <mrow>
        <mrow>
          <msup>
            <mn>2</mn>
            <mi>k</mi>
          </msup>
          <mo stretchy="false">/</mo>
          <mn>2</mn>
        </mrow>
        <mo stretchy="false">=</mo>
        <msup>
          <mn>2</mn>
          <mrow>
            <mrow>
              <mi>k</mi>
              <mo stretchy="false">−</mo>
              <mn>1</mn>
            </mrow>
          </mrow>
        </msup>
      </mrow>
    </mrow>
    <annotation encoding="StarMath 5.0"> 2^k / 2 = 2^{k-1} </annotation>
  </semantics>
</math>
</file>

<file path=Object 14/content.xml><?xml version="1.0" encoding="utf-8"?>
<math xmlns="http://www.w3.org/1998/Math/MathML">
  <semantics>
    <mrow>
      <mrow>
        <mrow>
          <msup>
            <mn>2</mn>
            <mrow>
              <mrow>
                <mi>k</mi>
                <mo stretchy="false">−</mo>
                <mn>1</mn>
              </mrow>
            </mrow>
          </msup>
          <mo stretchy="false">⋅</mo>
          <msup>
            <mn>2</mn>
            <mrow>
              <mrow>
                <mrow>
                  <mi>n</mi>
                  <mo stretchy="false">−</mo>
                  <mi>k</mi>
                </mrow>
                <mo stretchy="false">+</mo>
                <mn>1</mn>
              </mrow>
            </mrow>
          </msup>
        </mrow>
        <mo stretchy="false">=</mo>
        <msup>
          <mn>2</mn>
          <mi>n</mi>
        </msup>
      </mrow>
    </mrow>
    <annotation encoding="StarMath 5.0"> 2^{k-1} cdot 2^{n - k + 1} = 2^n</annotation>
  </semantics>
</math>
</file>

<file path=Object 15/content.xml><?xml version="1.0" encoding="utf-8"?>
<math xmlns="http://www.w3.org/1998/Math/MathML">
  <semantics>
    <mrow>
      <mrow>
        <mrow>
          <msup>
            <mn>2</mn>
            <mi>n</mi>
          </msup>
          <mo stretchy="false">⋅</mo>
          <mi>n</mi>
        </mrow>
        <mo stretchy="false">=</mo>
        <mi>N</mi>
      </mrow>
      <mi mathvariant="italic">lg</mi>
      <mi>N</mi>
    </mrow>
    <annotation encoding="StarMath 5.0">2^n cdot n= N lg N</annotation>
  </semantics>
</math>
</file>

<file path=Object 16/content.xml><?xml version="1.0" encoding="utf-8"?>
<math xmlns="http://www.w3.org/1998/Math/MathML">
  <semantics>
    <mrow>
      <mo stretchy="false">Θ</mo>
      <mrow>
        <mo stretchy="false">(</mo>
        <mrow>
          <mi>n</mi>
          <mi>log</mi>
          <mi>n</mi>
        </mrow>
        <mo stretchy="false">)</mo>
      </mrow>
    </mrow>
    <annotation encoding="StarMath 5.0"> %THETA(n log n)</annotation>
  </semantics>
</math>
</file>

<file path=Object 17/content.xml><?xml version="1.0" encoding="utf-8"?>
<math xmlns="http://www.w3.org/1998/Math/MathML">
  <semantics>
    <mrow>
      <msub>
        <mi>a</mi>
        <mn>1,</mn>
      </msub>
      <msub>
        <mi>a</mi>
        <mn>2,</mn>
      </msub>
      <mi>…</mi>
      <mi>,</mi>
      <msub>
        <mi>a</mi>
        <mi>n</mi>
      </msub>
    </mrow>
    <annotation encoding="StarMath 5.0"> a_1, a_2, …, a_n </annotation>
  </semantics>
</math>
</file>

<file path=Object 18/content.xml><?xml version="1.0" encoding="utf-8"?>
<math xmlns="http://www.w3.org/1998/Math/MathML">
  <semantics>
    <mrow>
      <mrow>
        <msub>
          <mi>a</mi>
          <mi>i</mi>
        </msub>
        <mo stretchy="false">&gt;</mo>
        <msub>
          <mi>a</mi>
          <mi>j</mi>
        </msub>
      </mrow>
    </mrow>
    <annotation encoding="StarMath 5.0">a_i &gt; a_j</annotation>
  </semantics>
</math>
</file>

<file path=Object 19/content.xml><?xml version="1.0" encoding="utf-8"?>
<math xmlns="http://www.w3.org/1998/Math/MathML">
  <semantics>
    <mrow>
      <mfrac>
        <mrow>
          <mi>n</mi>
          <mrow>
            <mo stretchy="false">(</mo>
            <mrow>
              <mrow>
                <mi>n</mi>
                <mo stretchy="false">−</mo>
                <mn>1</mn>
              </mrow>
            </mrow>
            <mo stretchy="false">)</mo>
          </mrow>
        </mrow>
        <mn>2</mn>
      </mfrac>
    </mrow>
    <annotation encoding="StarMath 5.0">{ n(n-1) }over 2 </annotation>
  </semantics>
</math>
</file>

<file path=Object 2/content.xml><?xml version="1.0" encoding="utf-8"?>
<math xmlns="http://www.w3.org/1998/Math/MathML">
  <semantics>
    <mrow>
      <mrow>
        <mi>N</mi>
        <mo stretchy="false">=</mo>
        <msup>
          <mn>2</mn>
          <mi>n</mi>
        </msup>
      </mrow>
    </mrow>
    <annotation encoding="StarMath 5.0">N = 2^n </annotation>
  </semantics>
</math>
</file>

<file path=Object 20/content.xml><?xml version="1.0" encoding="utf-8"?>
<math xmlns="http://www.w3.org/1998/Math/MathML">
  <semantics>
    <mrow>
      <mo stretchy="false">Θ</mo>
      <mrow>
        <mo stretchy="false">(</mo>
        <mrow>
          <msup>
            <mi>n</mi>
            <mn>2</mn>
          </msup>
        </mrow>
        <mo stretchy="false">)</mo>
      </mrow>
    </mrow>
    <annotation encoding="StarMath 5.0"> %THETA (n^2)</annotation>
  </semantics>
</math>
</file>

<file path=Object 21/content.xml><?xml version="1.0" encoding="utf-8"?>
<math xmlns="http://www.w3.org/1998/Math/MathML">
  <semantics>
    <mrow>
      <msub>
        <mi>a</mi>
        <mi>j</mi>
      </msub>
    </mrow>
    <annotation encoding="StarMath 5.0"> a_j </annotation>
  </semantics>
</math>
</file>

<file path=Object 22/content.xml><?xml version="1.0" encoding="utf-8"?>
<math xmlns="http://www.w3.org/1998/Math/MathML">
  <semantics>
    <mrow>
      <msub>
        <mi>a</mi>
        <mi>i</mi>
      </msub>
    </mrow>
    <annotation encoding="StarMath 5.0"> a_i </annotation>
  </semantics>
</math>
</file>

<file path=Object 23/content.xml><?xml version="1.0" encoding="utf-8"?>
<math xmlns="http://www.w3.org/1998/Math/MathML">
  <semantics>
    <mrow>
      <msub>
        <mi>a</mi>
        <mi>i</mi>
      </msub>
      <mi>,</mi>
      <msub>
        <mi>a</mi>
        <mrow>
          <mrow>
            <mi>i</mi>
            <mo stretchy="false">+</mo>
            <mn>1</mn>
          </mrow>
        </mrow>
      </msub>
      <mi>,</mi>
      <mi>…</mi>
      <mi>.</mi>
      <msub>
        <mi>a</mi>
        <mi mathvariant="italic">mid</mi>
      </msub>
    </mrow>
    <annotation encoding="StarMath 5.0"> a_i, a_{i+1}, …. a_mid </annotation>
  </semantics>
</math>
</file>

<file path=Object 24/content.xml><?xml version="1.0" encoding="utf-8"?>
<math xmlns="http://www.w3.org/1998/Math/MathML">
  <semantics>
    <mrow>
      <msub>
        <mi>a</mi>
        <mi>j</mi>
      </msub>
    </mrow>
    <annotation encoding="StarMath 5.0"> a_j</annotation>
  </semantics>
</math>
</file>

<file path=Object 25/content.xml><?xml version="1.0" encoding="utf-8"?>
<math xmlns="http://www.w3.org/1998/Math/MathML">
  <semantics>
    <mrow>
      <msub>
        <mi>a</mi>
        <mi>j</mi>
      </msub>
    </mrow>
    <annotation encoding="StarMath 5.0"> a_j </annotation>
  </semantics>
</math>
</file>

<file path=Object 26/content.xml><?xml version="1.0" encoding="utf-8"?>
<math xmlns="http://www.w3.org/1998/Math/MathML">
  <semantics>
    <mrow>
      <mi mathvariant="italic">mid</mi>
      <mi>–</mi>
      <mrow>
        <mi>i</mi>
        <mo stretchy="false">+</mo>
        <mn>1</mn>
      </mrow>
    </mrow>
    <annotation encoding="StarMath 5.0"> mid – i + 1 </annotation>
  </semantics>
</math>
</file>

<file path=Object 3/content.xml><?xml version="1.0" encoding="utf-8"?>
<math xmlns="http://www.w3.org/1998/Math/MathML">
  <semantics>
    <mrow>
      <mi>C</mi>
      <mrow>
        <mrow>
          <mo stretchy="false">(</mo>
          <mrow>
            <mi>N</mi>
          </mrow>
          <mo stretchy="false">)</mo>
        </mrow>
        <mo stretchy="false">≤</mo>
        <mi>C</mi>
      </mrow>
      <mrow>
        <mfenced open="(" close=")">
          <mrow>
            <mfenced open="⌊" close="⌋">
              <mrow>
                <mrow>
                  <mi>N</mi>
                  <mo stretchy="false">/</mo>
                  <mn>2</mn>
                </mrow>
              </mrow>
            </mfenced>
          </mrow>
        </mfenced>
        <mo stretchy="false">+</mo>
        <mi>C</mi>
      </mrow>
      <mrow>
        <mfenced open="(" close=")">
          <mrow>
            <mfenced open="⌊" close="⌋">
              <mrow>
                <mrow>
                  <mi>N</mi>
                  <mo stretchy="false">/</mo>
                  <mn>2</mn>
                </mrow>
              </mrow>
            </mfenced>
          </mrow>
        </mfenced>
        <mo stretchy="false">+</mo>
        <mfrac>
          <mn>3</mn>
          <mn>4</mn>
        </mfrac>
      </mrow>
      <mrow>
        <mi>N</mi>
        <mo stretchy="false">=</mo>
        <mfrac>
          <mn>3</mn>
          <mn>4</mn>
        </mfrac>
      </mrow>
      <mi>N</mi>
      <mi mathvariant="italic">lg</mi>
      <mi>N</mi>
    </mrow>
    <annotation encoding="StarMath 5.0">C(N) le C left ( left lfloor N / 2 right rfloor right ) + C left ( left lfloor N / 2 right rfloor right ) +  3 over 4 N = 3 over 4 N lg N</annotation>
  </semantics>
</math>
</file>

<file path=Object 4/content.xml><?xml version="1.0" encoding="utf-8"?>
<math xmlns="http://www.w3.org/1998/Math/MathML">
  <semantics>
    <mrow>
      <mstyle mathvariant="normal">
        <mrow>
          <mrow>
            <mi mathvariant="normal">C</mi>
            <mrow>
              <mrow>
                <mo stretchy="false">(</mo>
                <mrow>
                  <mi mathvariant="normal">N</mi>
                </mrow>
                <mo stretchy="false">)</mo>
              </mrow>
              <mo stretchy="false">≤</mo>
              <mi mathvariant="normal">C</mi>
            </mrow>
            <mrow>
              <mfenced open="(" close=")">
                <mrow>
                  <mfenced open="⌊" close="⌋">
                    <mrow>
                      <mrow>
                        <mi mathvariant="normal">N</mi>
                        <mo stretchy="false">/</mo>
                        <mn>2</mn>
                      </mrow>
                    </mrow>
                  </mfenced>
                </mrow>
              </mfenced>
              <mo stretchy="false">+</mo>
              <mi mathvariant="normal">C</mi>
            </mrow>
            <mrow>
              <mfenced open="(" close=")">
                <mrow>
                  <mfenced open="⌊" close="⌋">
                    <mrow>
                      <mrow>
                        <mi mathvariant="normal">N</mi>
                        <mo stretchy="false">/</mo>
                        <mn>2</mn>
                      </mrow>
                    </mrow>
                  </mfenced>
                </mrow>
              </mfenced>
              <mo stretchy="false">+</mo>
              <mi mathvariant="normal">O</mi>
            </mrow>
            <mrow>
              <mo stretchy="false">(</mo>
              <mrow>
                <mi mathvariant="normal">N</mi>
              </mrow>
              <mo stretchy="false">)</mo>
            </mrow>
          </mrow>
        </mrow>
      </mstyle>
    </mrow>
    <annotation encoding="StarMath 5.0">nitalic {C(N) le C left ( left lfloor N / 2 right rfloor right ) + C left ( left lfloor N / 2 right rfloor right ) + O(N)}</annotation>
  </semantics>
</math>
</file>

<file path=Object 5/content.xml><?xml version="1.0" encoding="utf-8"?>
<math xmlns="http://www.w3.org/1998/Math/MathML">
  <semantics>
    <mrow>
      <mrow>
        <mo stretchy="false">⌊</mo>
        <mrow>
          <mrow>
            <mi>N</mi>
            <mo stretchy="false">/</mo>
            <mn>2</mn>
          </mrow>
        </mrow>
        <mo stretchy="false">⌋</mo>
      </mrow>
    </mrow>
    <annotation encoding="StarMath 5.0"> lfloor N / 2 rfloor</annotation>
  </semantics>
</math>
</file>

<file path=Object 6/content.xml><?xml version="1.0" encoding="utf-8"?>
<math xmlns="http://www.w3.org/1998/Math/MathML">
  <semantics>
    <mrow>
      <mi>C</mi>
      <mrow>
        <mrow>
          <mo stretchy="false">(</mo>
          <mrow>
            <mi>N</mi>
          </mrow>
          <mo stretchy="false">)</mo>
        </mrow>
        <mo stretchy="false">≥</mo>
        <mi>C</mi>
      </mrow>
      <mrow>
        <mfenced open="(" close=")">
          <mrow>
            <mfenced open="⌊" close="⌋">
              <mrow>
                <mrow>
                  <mi>N</mi>
                  <mo stretchy="false">/</mo>
                  <mn>2</mn>
                </mrow>
              </mrow>
            </mfenced>
          </mrow>
        </mfenced>
        <mo stretchy="false">+</mo>
        <mi>C</mi>
      </mrow>
      <mrow>
        <mrow>
          <mfenced open="(" close=")">
            <mrow>
              <mfenced open="⌊" close="⌋">
                <mrow>
                  <mrow>
                    <mi>N</mi>
                    <mo stretchy="false">/</mo>
                    <mn>2</mn>
                  </mrow>
                </mrow>
              </mfenced>
            </mrow>
          </mfenced>
          <mo stretchy="false">+</mo>
          <mrow>
            <mo stretchy="false">⌊</mo>
            <mrow>
              <mrow>
                <mi>N</mi>
                <mo stretchy="false">/</mo>
                <mn>2</mn>
              </mrow>
            </mrow>
            <mo stretchy="false">⌋</mo>
          </mrow>
        </mrow>
        <mo stretchy="false">=</mo>
        <mfrac>
          <mn>1</mn>
          <mn>2</mn>
        </mfrac>
      </mrow>
      <mi>N</mi>
      <mi mathvariant="italic">lg</mi>
      <mi>N</mi>
    </mrow>
    <annotation encoding="StarMath 5.0">C(N) ge C left ( left lfloor N / 2 right rfloor right ) + C left ( left lfloor N / 2 right rfloor right ) +  lfloor N / 2 rfloor = 1 over 2 N  lg N</annotation>
  </semantics>
</math>
</file>

<file path=Object 7/content.xml><?xml version="1.0" encoding="utf-8"?>
<math xmlns="http://www.w3.org/1998/Math/MathML">
  <semantics>
    <mrow>
      <mi>C</mi>
      <mrow>
        <mrow>
          <mo stretchy="false">(</mo>
          <mrow>
            <mi>N</mi>
          </mrow>
          <mo stretchy="false">)</mo>
        </mrow>
        <mo stretchy="false">≤</mo>
        <mi>C</mi>
      </mrow>
      <mrow>
        <mfenced open="(" close=")">
          <mrow>
            <mfenced open="⌊" close="⌋">
              <mrow>
                <mrow>
                  <mi>N</mi>
                  <mo stretchy="false">/</mo>
                  <mn>2</mn>
                </mrow>
              </mrow>
            </mfenced>
          </mrow>
        </mfenced>
        <mo stretchy="false">+</mo>
        <mi>C</mi>
      </mrow>
      <mrow>
        <mrow>
          <mfenced open="(" close=")">
            <mrow>
              <mfenced open="⌊" close="⌋">
                <mrow>
                  <mrow>
                    <mi>N</mi>
                    <mo stretchy="false">/</mo>
                    <mn>2</mn>
                  </mrow>
                </mrow>
              </mfenced>
            </mrow>
          </mfenced>
          <mo stretchy="false">+</mo>
          <mi>N</mi>
        </mrow>
        <mo stretchy="false">=</mo>
        <mi>N</mi>
      </mrow>
      <mi mathvariant="italic">lg</mi>
      <mi>N</mi>
    </mrow>
    <annotation encoding="StarMath 5.0">C(N) le C left ( left lfloor N / 2 right rfloor right ) + C left ( left lfloor N / 2 right rfloor right ) +  N = N lg N</annotation>
  </semantics>
</math>
</file>

<file path=Object 8/content.xml><?xml version="1.0" encoding="utf-8"?>
<math xmlns="http://www.w3.org/1998/Math/MathML">
  <semantics>
    <mrow>
      <mstyle mathvariant="normal">
        <mrow>
          <mrow>
            <mi mathvariant="normal">C</mi>
            <mrow>
              <mrow>
                <mo stretchy="false">(</mo>
                <mrow>
                  <mi mathvariant="normal">N</mi>
                </mrow>
                <mo stretchy="false">)</mo>
              </mrow>
              <mo stretchy="false">=</mo>
              <mn>2</mn>
            </mrow>
            <mi mathvariant="normal">C</mi>
            <mrow>
              <mrow>
                <mfenced open="(" close=")">
                  <mrow>
                    <mfenced open="⌊" close="⌋">
                      <mrow>
                        <mrow>
                          <mi mathvariant="normal">N</mi>
                          <mo stretchy="false">/</mo>
                          <mn>2</mn>
                        </mrow>
                      </mrow>
                    </mfenced>
                  </mrow>
                </mfenced>
                <mo stretchy="false">+</mo>
                <mn>1</mn>
              </mrow>
              <mo stretchy="false">=</mo>
              <mrow>
                <mi mathvariant="normal">N</mi>
                <mo stretchy="false">−</mo>
                <mn>1</mn>
              </mrow>
            </mrow>
          </mrow>
        </mrow>
      </mstyle>
    </mrow>
    <annotation encoding="StarMath 5.0">nitalic { C(N) = 2 C left ( left lfloor N / 2 right rfloor right ) + 1 = N - 1 }</annotation>
  </semantics>
</math>
</file>

<file path=Object 9/content.xml><?xml version="1.0" encoding="utf-8"?>
<math xmlns="http://www.w3.org/1998/Math/MathML">
  <semantics>
    <mrow>
      <mrow>
        <mrow>
          <msup>
            <mn>2</mn>
            <mi>n</mi>
          </msup>
          <mo stretchy="false">/</mo>
          <msup>
            <mn>2</mn>
            <mi>k</mi>
          </msup>
        </mrow>
        <mo stretchy="false">=</mo>
        <msup>
          <mn>2</mn>
          <mrow>
            <mrow>
              <mi>n</mi>
              <mo stretchy="false">−</mo>
              <mi>k</mi>
            </mrow>
          </mrow>
        </msup>
      </mrow>
    </mrow>
    <annotation encoding="StarMath 5.0">2^n / 2^k = 2^{n-k}</annotation>
  </semantics>
</math>
</file>